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32a" officeooo:paragraph-rsid="000c932a"/>
    </style:style>
    <style:style style:name="T1" style:family="text">
      <style:text-properties officeooo:rsid="000ca2e7"/>
    </style:style>
    <style:style style:name="T2" style:family="text">
      <style:text-properties officeooo:rsid="00105c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такое стабы в контексте заглушик , <text:line-break/>зачем флаки нужны<text:line-break/><text:span text:style-name="T1">Че такое грумминг<text:line-break/><text:line-break/></text:span><text:span text:style-name="T2">мой вопрос: оконные функции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4:53:30.202000000</meta:creation-date>
    <dc:date>2025-09-23T16:51:29.264000000</dc:date>
    <meta:editing-duration>PT1H57M57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17" meta:character-count="104" meta:non-whitespace-character-count="86"/>
  </office:meta>
</office:document-meta>
</file>